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Ubuntu" svg:font-family="Ubuntu"/>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Perpetua" svg:font-family="Perpetu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Ubuntu1"/>
    </style:style>
    <style:style style:name="P2" style:family="paragraph" style:parent-style-name="Standard">
      <style:text-properties style:font-name="Ubuntu"/>
    </style:style>
    <style:style style:name="P3" style:family="paragraph" style:parent-style-name="Standard">
      <style:text-properties style:font-name="Ubuntu" officeooo:paragraph-rsid="0009fc0a"/>
    </style:style>
    <style:style style:name="P4" style:family="paragraph" style:parent-style-name="Standard">
      <style:text-properties style:font-name="Ubuntu" officeooo:paragraph-rsid="00157a12"/>
    </style:style>
    <style:style style:name="P5" style:family="paragraph" style:parent-style-name="Standard">
      <style:text-properties style:font-name="Ubuntu" officeooo:rsid="001962be" officeooo:paragraph-rsid="001962be"/>
    </style:style>
    <style:style style:name="P6" style:family="paragraph" style:parent-style-name="Standard">
      <style:text-properties style:font-name="Ubuntu" officeooo:paragraph-rsid="001b983f"/>
    </style:style>
    <style:style style:name="P7" style:family="paragraph" style:parent-style-name="Standard">
      <style:text-properties style:font-name="Ubuntu" officeooo:rsid="000d9050" officeooo:paragraph-rsid="0017a8ab"/>
    </style:style>
    <style:style style:name="P8" style:family="paragraph" style:parent-style-name="Standard">
      <style:text-properties style:font-name="Ubuntu" officeooo:paragraph-rsid="0021b69c"/>
    </style:style>
    <style:style style:name="P9" style:family="paragraph" style:parent-style-name="Standard">
      <style:text-properties style:font-name="Ubuntu" officeooo:paragraph-rsid="00220cce"/>
    </style:style>
    <style:style style:name="P10" style:family="paragraph" style:parent-style-name="Standard">
      <style:text-properties style:font-name="Ubuntu" officeooo:paragraph-rsid="000f424e"/>
    </style:style>
    <style:style style:name="P11" style:family="paragraph" style:parent-style-name="Standard">
      <style:text-properties style:font-name="Ubuntu" officeooo:rsid="0010788b" officeooo:paragraph-rsid="0010788b"/>
    </style:style>
    <style:style style:name="P12" style:family="paragraph" style:parent-style-name="Standard">
      <style:text-properties style:font-name="Ubuntu" officeooo:rsid="0010788b" officeooo:paragraph-rsid="002b4ab3"/>
    </style:style>
    <style:style style:name="P13" style:family="paragraph" style:parent-style-name="Standard">
      <style:text-properties style:font-name="Ubuntu" officeooo:rsid="0010788b" officeooo:paragraph-rsid="002eb291"/>
    </style:style>
    <style:style style:name="P14" style:family="paragraph" style:parent-style-name="Standard">
      <style:text-properties style:font-name="Ubuntu" officeooo:rsid="00114049" officeooo:paragraph-rsid="00114049"/>
    </style:style>
    <style:style style:name="P15" style:family="paragraph" style:parent-style-name="Standard">
      <style:text-properties style:font-name="Ubuntu" officeooo:rsid="00114049" officeooo:paragraph-rsid="00297869"/>
    </style:style>
    <style:style style:name="P16" style:family="paragraph" style:parent-style-name="Standard">
      <style:text-properties style:font-name="Ubuntu" officeooo:rsid="00114049" officeooo:paragraph-rsid="002b6b02"/>
    </style:style>
    <style:style style:name="P17" style:family="paragraph" style:parent-style-name="Standard">
      <style:text-properties style:font-name="Ubuntu" officeooo:rsid="00114049" officeooo:paragraph-rsid="00314b96"/>
    </style:style>
    <style:style style:name="P18" style:family="paragraph" style:parent-style-name="Standard">
      <style:text-properties style:font-name="Ubuntu" officeooo:rsid="00114049" officeooo:paragraph-rsid="003308bc"/>
    </style:style>
    <style:style style:name="P19" style:family="paragraph" style:parent-style-name="Standard">
      <style:text-properties style:font-name="Ubuntu" style:font-name-asian="Arial1" style:font-name-complex="Tahoma"/>
    </style:style>
    <style:style style:name="P20" style:family="paragraph" style:parent-style-name="Standard">
      <style:text-properties style:font-name="Ubuntu" officeooo:rsid="000f424e" officeooo:paragraph-rsid="00220cce"/>
    </style:style>
    <style:style style:name="P21" style:family="paragraph" style:parent-style-name="Standard">
      <style:text-properties style:font-name="Ubuntu" officeooo:rsid="002b6b02" officeooo:paragraph-rsid="002b6b02"/>
    </style:style>
    <style:style style:name="P22" style:family="paragraph" style:parent-style-name="Standard">
      <style:text-properties style:font-name="Ubuntu" officeooo:paragraph-rsid="002b6b02"/>
    </style:style>
    <style:style style:name="P23" style:family="paragraph" style:parent-style-name="Standard">
      <style:text-properties style:font-name="Ubuntu" officeooo:paragraph-rsid="0022e440"/>
    </style:style>
    <style:style style:name="P24" style:family="paragraph" style:parent-style-name="Standard">
      <style:text-properties style:font-name="Ubuntu" officeooo:rsid="00324482" officeooo:paragraph-rsid="00324482"/>
    </style:style>
    <style:style style:name="P25" style:family="paragraph" style:parent-style-name="Standard">
      <style:text-properties style:font-name="Ubuntu" officeooo:rsid="003308bc" officeooo:paragraph-rsid="003587db"/>
    </style:style>
    <style:style style:name="P26" style:family="paragraph" style:parent-style-name="Standard">
      <style:text-properties style:font-name="Ubuntu" officeooo:rsid="003a6b25" officeooo:paragraph-rsid="003a6b25"/>
    </style:style>
    <style:style style:name="P27" style:family="paragraph" style:parent-style-name="Standard">
      <style:text-properties style:font-name="Ubuntu" officeooo:rsid="003a6b25" officeooo:paragraph-rsid="003ae3f2"/>
    </style:style>
    <style:style style:name="P28" style:family="paragraph" style:parent-style-name="Standard">
      <style:paragraph-properties fo:break-before="page"/>
      <style:text-properties style:font-name="Ubuntu"/>
    </style:style>
    <style:style style:name="P29" style:family="paragraph" style:parent-style-name="Standard">
      <style:text-properties style:font-name="Ubuntu" officeooo:rsid="00314b96" officeooo:paragraph-rsid="0045d259"/>
    </style:style>
    <style:style style:name="P30" style:family="paragraph" style:parent-style-name="Standard">
      <style:text-properties style:font-name="Ubuntu" officeooo:rsid="0037fda1" officeooo:paragraph-rsid="0045d259"/>
    </style:style>
    <style:style style:name="P31" style:family="paragraph" style:parent-style-name="Standard">
      <style:text-properties style:font-name="Ubuntu" officeooo:rsid="003a6b25" officeooo:paragraph-rsid="003a6b25"/>
    </style:style>
    <style:style style:name="P32" style:family="paragraph" style:parent-style-name="Standard">
      <style:text-properties style:font-name="Ubuntu" officeooo:rsid="003a6b25" officeooo:paragraph-rsid="003ae3f2"/>
    </style:style>
    <style:style style:name="P33" style:family="paragraph" style:parent-style-name="Standard">
      <style:text-properties style:font-name="Ubuntu" officeooo:rsid="0027a4f9" officeooo:paragraph-rsid="002eb291"/>
    </style:style>
    <style:style style:name="P34" style:family="paragraph" style:parent-style-name="Standard">
      <style:text-properties style:font-name="Ubuntu" officeooo:rsid="0036093e" officeooo:paragraph-rsid="003d9911"/>
    </style:style>
    <style:style style:name="P35" style:family="paragraph" style:parent-style-name="Standard">
      <style:text-properties style:font-name="Ubuntu" officeooo:rsid="003e4395" officeooo:paragraph-rsid="003e4395"/>
    </style:style>
    <style:style style:name="P36" style:family="paragraph" style:parent-style-name="Standard">
      <style:text-properties style:font-name="Ubuntu" officeooo:rsid="003e4395" officeooo:paragraph-rsid="0040ccfa"/>
    </style:style>
    <style:style style:name="P37" style:family="paragraph" style:parent-style-name="Standard">
      <style:text-properties style:font-name="Ubuntu" officeooo:rsid="0010788b" officeooo:paragraph-rsid="003e4395"/>
    </style:style>
    <style:style style:name="P38" style:family="paragraph" style:parent-style-name="Standard">
      <style:text-properties style:font-name="Ubuntu" officeooo:rsid="0010788b" officeooo:paragraph-rsid="004311b8"/>
    </style:style>
    <style:style style:name="P39" style:family="paragraph" style:parent-style-name="Standard">
      <style:text-properties style:font-name="Ubuntu" officeooo:paragraph-rsid="004311b8" style:font-name-asian="Arial1" style:font-name-complex="Tahoma"/>
    </style:style>
    <style:style style:name="P40" style:family="paragraph" style:parent-style-name="Standard">
      <style:text-properties style:font-name="Ubuntu" officeooo:rsid="00431774" officeooo:paragraph-rsid="00431774"/>
    </style:style>
    <style:style style:name="P41" style:family="paragraph" style:parent-style-name="Standard">
      <style:text-properties style:font-name="Ubuntu" officeooo:rsid="002b6b02" officeooo:paragraph-rsid="002b6b02"/>
    </style:style>
    <style:style style:name="P42" style:family="paragraph" style:parent-style-name="Standard">
      <style:text-properties style:font-name="Ubuntu" officeooo:rsid="0044dfdc" officeooo:paragraph-rsid="0044dfdc"/>
    </style:style>
    <style:style style:name="P43" style:family="paragraph" style:parent-style-name="Standard">
      <style:text-properties style:font-name="Ubuntu" officeooo:rsid="002b4ab3" officeooo:paragraph-rsid="0046f2cb"/>
    </style:style>
    <style:style style:name="P44" style:family="paragraph" style:parent-style-name="Standard">
      <style:paragraph-properties fo:break-before="page"/>
      <style:text-properties style:font-name="Ubuntu" officeooo:rsid="002b6b02" officeooo:paragraph-rsid="002b6b02"/>
    </style:style>
    <style:style style:name="T1" style:family="text">
      <style:text-properties officeooo:rsid="00180a2a"/>
    </style:style>
    <style:style style:name="T2" style:family="text">
      <style:text-properties style:text-underline-style="solid" style:text-underline-width="auto" style:text-underline-color="font-color"/>
    </style:style>
    <style:style style:name="T3" style:family="text">
      <style:text-properties style:font-name-asian="Arial1" style:font-name-complex="Tahoma"/>
    </style:style>
    <style:style style:name="T4" style:family="text">
      <style:text-properties officeooo:rsid="0009fc0a"/>
    </style:style>
    <style:style style:name="T5" style:family="text">
      <style:text-properties officeooo:rsid="000d9050"/>
    </style:style>
    <style:style style:name="T6" style:family="text">
      <style:text-properties officeooo:rsid="0010788b"/>
    </style:style>
    <style:style style:name="T7" style:family="text">
      <style:text-properties officeooo:rsid="0012f1db"/>
    </style:style>
    <style:style style:name="T8" style:family="text">
      <style:text-properties officeooo:rsid="00157a12"/>
    </style:style>
    <style:style style:name="T9" style:family="text">
      <style:text-properties officeooo:rsid="0015ab21"/>
    </style:style>
    <style:style style:name="T10" style:family="text">
      <style:text-properties officeooo:rsid="0019ed2c"/>
    </style:style>
    <style:style style:name="T11" style:family="text">
      <style:text-properties officeooo:rsid="001c9e80"/>
    </style:style>
    <style:style style:name="T12" style:family="text">
      <style:text-properties officeooo:rsid="001e8657"/>
    </style:style>
    <style:style style:name="T13" style:family="text">
      <style:text-properties officeooo:rsid="001f43b8"/>
    </style:style>
    <style:style style:name="T14" style:family="text">
      <style:text-properties officeooo:rsid="0022e440"/>
    </style:style>
    <style:style style:name="T15" style:family="text">
      <style:text-properties fo:color="#000000" fo:font-size="12pt" style:font-size-asian="12pt"/>
    </style:style>
    <style:style style:name="T16" style:family="text">
      <style:text-properties fo:color="#000000" fo:font-size="12pt" officeooo:rsid="0022e440" style:font-size-asian="12pt"/>
    </style:style>
    <style:style style:name="T17" style:family="text">
      <style:text-properties fo:font-variant="normal" fo:text-transform="none" fo:color="#000000" fo:font-size="12pt" fo:letter-spacing="normal" fo:font-style="normal" fo:font-weight="normal" style:font-size-asian="12pt"/>
    </style:style>
    <style:style style:name="T18" style:family="text">
      <style:text-properties fo:font-variant="normal" fo:text-transform="none" fo:color="#000000" fo:font-size="12pt" fo:letter-spacing="normal" fo:font-style="normal" fo:font-weight="normal" officeooo:rsid="0022e440" style:font-size-asian="12pt"/>
    </style:style>
    <style:style style:name="T19" style:family="text">
      <style:text-properties fo:font-variant="normal" fo:text-transform="none" fo:color="#000000" fo:font-size="12pt" fo:letter-spacing="normal" fo:font-style="normal" fo:font-weight="normal" officeooo:rsid="0023cf73" style:font-size-asian="12pt"/>
    </style:style>
    <style:style style:name="T20" style:family="text">
      <style:text-properties fo:font-variant="normal" fo:text-transform="none" fo:color="#000000" fo:font-size="12pt" fo:letter-spacing="normal" fo:font-style="normal" fo:font-weight="normal" officeooo:rsid="002c29b7" style:font-size-asian="12pt"/>
    </style:style>
    <style:style style:name="T21" style:family="text">
      <style:text-properties style:font-name-asian="Perpetua" style:font-name-complex="Perpetua"/>
    </style:style>
    <style:style style:name="T22" style:family="text">
      <style:text-properties style:font-name="Ubuntu"/>
    </style:style>
    <style:style style:name="T23" style:family="text">
      <style:text-properties officeooo:rsid="0026b86e"/>
    </style:style>
    <style:style style:name="T24" style:family="text">
      <style:text-properties officeooo:rsid="0027a4f9"/>
    </style:style>
    <style:style style:name="T25" style:family="text">
      <style:text-properties officeooo:rsid="002887d6"/>
    </style:style>
    <style:style style:name="T26" style:family="text">
      <style:text-properties officeooo:rsid="00297869"/>
    </style:style>
    <style:style style:name="T27" style:family="text">
      <style:text-properties officeooo:rsid="002b1a6b"/>
    </style:style>
    <style:style style:name="T28" style:family="text">
      <style:text-properties officeooo:rsid="002b4ab3"/>
    </style:style>
    <style:style style:name="T29" style:family="text">
      <style:text-properties officeooo:rsid="002c1a09"/>
    </style:style>
    <style:style style:name="T30" style:family="text">
      <style:text-properties officeooo:rsid="002d125f"/>
    </style:style>
    <style:style style:name="T31" style:family="text">
      <style:text-properties officeooo:rsid="002eb291"/>
    </style:style>
    <style:style style:name="T32" style:family="text">
      <style:text-properties officeooo:rsid="0032ae71"/>
    </style:style>
    <style:style style:name="T33" style:family="text">
      <style:text-properties officeooo:rsid="003308bc"/>
    </style:style>
    <style:style style:name="T34" style:family="text">
      <style:text-properties officeooo:rsid="0036093e"/>
    </style:style>
    <style:style style:name="T35" style:family="text">
      <style:text-properties officeooo:rsid="0036ad83"/>
    </style:style>
    <style:style style:name="T36" style:family="text">
      <style:text-properties officeooo:rsid="00387580"/>
    </style:style>
    <style:style style:name="T37" style:family="text">
      <style:text-properties officeooo:rsid="003ae3f2"/>
    </style:style>
    <style:style style:name="T38" style:family="text">
      <style:text-properties officeooo:rsid="003b452f"/>
    </style:style>
    <style:style style:name="T39" style:family="text">
      <style:text-properties officeooo:rsid="003d9911"/>
    </style:style>
    <style:style style:name="T40" style:family="text">
      <style:text-properties officeooo:rsid="003f1ae5"/>
    </style:style>
    <style:style style:name="T41" style:family="text">
      <style:text-properties officeooo:rsid="0040ccfa"/>
    </style:style>
    <style:style style:name="T42" style:family="text">
      <style:text-properties officeooo:rsid="00424cdf"/>
    </style:style>
    <style:style style:name="T43" style:family="text">
      <style:text-properties officeooo:rsid="00431774"/>
    </style:style>
    <style:style style:name="T44" style:family="text">
      <style:text-properties officeooo:rsid="0044dfdc"/>
    </style:style>
    <style:style style:name="T45" style:family="text">
      <style:text-properties officeooo:rsid="0045d259"/>
    </style:style>
    <style:style style:name="T46" style:family="text">
      <style:text-properties officeooo:rsid="004608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2">Licensed under the TAPR Open Hardware License (</text:span><text:a xlink:type="simple" xlink:href="http://www.tapr.org/OHL" text:style-name="Internet_20_link" text:visited-style-name="Visited_20_Internet_20_Link"><text:span text:style-name="T22">www.tapr.org/OHL</text:span></text:a><text:span text:style-name="T22">). A copy of the license is included. See file: LICENSE.TXT</text:span></text:p>
      <text:p text:style-name="P2"/>
      <text:p text:style-name="P2">GNU General Public License</text:p>
      <text:p text:style-name="P2"/>
      <text:p text:style-name="P2">This program is free software: you can redistribute it and/or modify it under the terms of the GNU General Public License as published by the Free Software Foundation, either version 3 of the License, or (at your option) any later version. </text:p>
      <text:p text:style-name="P2"/>
      <text:p text:style-name="P2">This program is distributed in the hope that it will be useful, but WITHOUT ANY WARRANTY; without even the implied warranty of MERCHANTABILITY or FITNESS FOR A PARTICULAR PURPOSE. <text:s/>See the GNU General Public License for more details. </text:p>
      <text:p text:style-name="P2"/>
      <text:p text:style-name="P1"><text:span text:style-name="T22">You should have received a copy of the GNU General Public License along with this program. <text:s/>If not, see &lt;</text:span><text:a xlink:type="simple" xlink:href="http://www.gnu.org/licenses/" text:style-name="Internet_20_link" text:visited-style-name="Visited_20_Internet_20_Link"><text:span text:style-name="T22">http://www.gnu.org/licenses/</text:span></text:a><text:span text:style-name="T22">&gt;. A copy of the license is included See file: GPL.TXT </text:span></text:p>
      <text:p text:style-name="P2"/>
      <text:p text:style-name="P3">Innovator<text:span text:style-name="T8">s</text:span>: <text:s/><text:tab/><text:span text:style-name="T8">Liselotte Scheu dba Scheus Rainbow Army</text:span> <text:s text:c="2"/>email: <text:span text:style-name="T4">kappa@dekka</text:span>.com</text:p>
      <text:p text:style-name="P2"><text:tab/><text:tab/>17600 S. Pacific HWY #20</text:p>
      <text:p text:style-name="P2"><text:tab/><text:tab/>Marylhurst, OR 97036-0020 <text:s text:c="3"/>usa</text:p>
      <text:p text:style-name="P2"><text:tab/><text:tab/>Place of performance:<text:tab/><text:tab/><text:span text:style-name="T8">place of business</text:span></text:p>
      <text:p text:style-name="P2"><text:tab/><text:tab/>Employer status: <text:tab/><text:tab/><text:tab/>self-employed (SB)</text:p>
      <text:p text:style-name="P2"><text:tab/><text:tab/><text:span text:style-name="T8">Contribution:<text:tab/><text:tab/><text:tab/><text:tab/>commercial, material, motivational support</text:span></text:p>
      <text:p text:style-name="P2"/>
      <text:p text:style-name="P4"><text:tab/><text:tab/><text:span text:style-name="T8">Benjamin Brink<text:tab/><text:tab/><text:tab/>c/o Scheus Rainbow Army</text:span></text:p>
      <text:p text:style-name="P4"><text:tab/><text:tab/>Origin:<text:tab/><text:tab/><text:tab/><text:tab/><text:tab/>self</text:p>
      <text:p text:style-name="P4"><text:tab/><text:tab/>Innovator representative:<text:tab/><text:tab/>self</text:p>
      <text:p text:style-name="P4"><text:tab/><text:tab/>New technology representative: <text:tab/><text:span text:style-name="T8">self</text:span></text:p>
      <text:p text:style-name="P4"/>
      <text:p text:style-name="P2">Abstract </text:p>
      <text:p text:style-name="P2"/>
      <text:p text:style-name="P5">This hardware design is for building an indoor <text:span text:style-name="T32">television (</text:span>tv<text:span text:style-name="T32">)</text:span> antenna from commonly available parts. The design reduces material construction costs and reduces overall physical profile while matching signal strength and quality of other indoor tv antenna profiles. This design has multiple features: 1. A wide-band balun is built into the antenna. 2. The antenna <text:span text:style-name="T33">may be constructed of common materials, such as</text:span> 75ohm coaxial cable or equivalent. 3. An omnidirectional antenna design reduces installation hurdles associated with directional antennas. 4. No post-installation adjustments; Assumes a fixed position mount. 5. Self-powered; Does not use an amplifier with external power supply.</text:p>
      <text:p text:style-name="P21"/>
      <text:p text:style-name="P44">Table of Contents</text:p>
      <text:p text:style-name="P21"/>
      <text:p text:style-name="P21">Background</text:p>
      <text:p text:style-name="P21">I. Problem</text:p>
      <text:p text:style-name="P21">II. Technically complete description of innovation</text:p>
      <text:p text:style-name="P21"><text:s text:c="2"/>II.A. Purpose and description of innovation</text:p>
      <text:p text:style-name="P21"><text:s text:c="2"/>II.B. Identification of component parts or steps, and explanation of mode of operation of innovation (with sketches)</text:p>
      <text:p text:style-name="P21"><text:s text:c="2"/>II.B.1. <text:span text:style-name="T24">horizontal loop antenna</text:span></text:p>
      <text:p text:style-name="P16"><text:s text:c="2"/>II.B.2. “monopole” vertical antenna <text:span text:style-name="T28">(optional)</text:span></text:p>
      <text:p text:style-name="P16"><text:s text:c="2"/>II.C. Functional operation</text:p>
      <text:p text:style-name="P16"><text:s text:c="2"/>II.D. Alternate embodiments of the innovation</text:p>
      <text:p text:style-name="P16"><text:s text:c="2"/>II.E. Supportive theory</text:p>
      <text:p text:style-name="P16"><text:s text:c="2"/>II.E.1. Charged particles spiral in collapsing or increasing DC current</text:p>
      <text:p text:style-name="P16"><text:s text:c="2"/>II.E.2. Increasingly high voltages reduces power losses from heat</text:p>
      <text:p text:style-name="P16"><text:s text:c="2"/>II.E.3. Eddy currents increase as AC frequency increases</text:p>
      <text:p text:style-name="P16"><text:s text:c="2"/>II.F. Engineering specifications</text:p>
      <text:p text:style-name="P21"><text:s text:c="2"/>II.F.1 Dimensions and measurements</text:p>
      <text:p text:style-name="P21"><text:s text:c="2"/>II.F.2 Materials</text:p>
      <text:p text:style-name="P21"><text:s text:c="2"/><text:span text:style-name="T31">II.F.3 Manufacturing and assembly</text:span></text:p>
      <text:p text:style-name="P21"><text:s text:c="2"/>II.G. Peripheral equipment</text:p>
      <text:p text:style-name="P21"><text:s text:c="2"/>II.H. Maintenance, reliability, safety factors</text:p>
      <text:p text:style-name="P21">III. Innovation parameters</text:p>
      <text:p text:style-name="P21"><text:s text:c="2"/>III.A. Novel or unique features</text:p>
      <text:p text:style-name="P21"><text:s text:c="2"/>III.B. Advantages of innovation</text:p>
      <text:p text:style-name="P21"><text:s text:c="2"/>III.C. Development or new conceptual problems</text:p>
      <text:p text:style-name="P21"><text:s text:c="2"/>III.D. Test data and source of error</text:p>
      <text:p text:style-name="P21"><text:s text:c="2"/>III.E. Analysis of capabilities</text:p>
      <text:p text:style-name="P21">IV. Potential commercial applications and points of contact</text:p>
      <text:p text:style-name="P21">V. Other</text:p>
      <text:p text:style-name="P22"><text:s text:c="2"/>V.A. Additional documentation</text:p>
      <text:p text:style-name="P22"><text:s text:c="2"/>V.B. Degree of technology significance</text:p>
      <text:p text:style-name="P22"><text:s text:c="2"/>V.C. State of development</text:p>
      <text:p text:style-name="P21">VI. Patent status</text:p>
      <text:p text:style-name="P21">VII. Signatures of innovator(s), witnesses</text:p>
      <text:p text:style-name="P21"/>
      <text:p text:style-name="P28">Background</text:p>
      <text:p text:style-name="P2"/>
      <text:p text:style-name="P6"><text:span text:style-name="T10">On March 2, 2015</text:span> <text:span text:style-name="T10">a strategy was developed to demonstrate understanding and application of some principles of electromagnetism used in developing novel ion engines. The strategy is to design</text:span> a <text:span text:style-name="T5">proof-of-concept prototype tv antenna with novel properties. The goal is to make the tv antenna practical and competitively priced. <text:s/>The functional nature of the design was significant from inception. The balun was incorporated into the antenna on May 19, 2015 as a way to improve signal quality and strength.</text:span></text:p>
      <text:p text:style-name="P2"/>
      <text:p text:style-name="P2">I. Problem</text:p>
      <text:p text:style-name="P2"/>
      <text:p text:style-name="P7"><text:span text:style-name="T23">The original problem statement:</text:span> <text:span text:style-name="T12">H</text:span>ow to demonstrate competency with novel ion engine <text:span text:style-name="T9">technology while constrained by</text:span> a frugal budget? <text:s/><text:span text:style-name="T12">Due to the expensive and expansive nature of high-energy physics experimentation, the problem statement has percolated to: </text:span></text:p>
      <text:p text:style-name="P7"/>
      <text:p text:style-name="P7">How to design a tv antenna <text:span text:style-name="T11">for tv viewers </text:span>that incorporates design principles not used in conventional tv antenna design <text:span text:style-name="T29">and is competitive with market offerings to fund tooling for further development</text:span>?</text:p>
      <text:p text:style-name="P2"/>
      <text:p text:style-name="P2">II. <text:s/>Technically complete description of innovation</text:p>
      <text:p text:style-name="P2"/>
      <text:p text:style-name="P2">II.A. Purpose and description of innovation</text:p>
      <text:p text:style-name="P2"/>
      <text:p text:style-name="P8"><text:span text:style-name="T13">This apparatus is an indoor tv antenna that is smaller than conventional tv antennas and capable of conveying some tv signals usually requiring conventional attic antennas. Its</text:span> solid-state, high-Q resonator <text:span text:style-name="T13">characteristics allows a significant reduction in physical size. The apparatus can be built using mostly</text:span> common electric materials. <text:span text:style-name="T13">The circuit and design is deceptively simple while being innovative, because the apparatus avoids many issues of electrical engineering complexity used in conventional antenna design.</text:span> </text:p>
      <text:p text:style-name="P8"/>
      <text:p text:style-name="P20">This apparatus incorporates a unique configuration of a wide-band balun by reducing the balun circuit into the physical form of the antenna; Conventional tv antennas <text:span text:style-name="T27">usually </text:span>require a balun between the antenna and receiver to balance <text:span text:style-name="T27">impedance</text:span>. By eliminating the distinctly separate balun from the signal's path to the receiver, the apparatus is capable of delivering a stronger and higher quality signal using <text:span text:style-name="T44">a </text:span>smaller amount of mass <text:span text:style-name="T44">and less components</text:span>. <text:span text:style-name="T27">This apparatus also leverages performance features common to small loop antennas.</text:span> </text:p>
      <text:p text:style-name="P9"/>
      <text:p text:style-name="P23"><text:span text:style-name="T19"/></text:p>
      <text:p text:style-name="P10"/>
      <text:p text:style-name="P2"><text:soft-page-break/>II.B. Identification of component parts or steps, and explanation of mode of operation of innovation (with sketches)</text:p>
      <text:p text:style-name="P12"/>
      <text:p text:style-name="P2">II.B.1. <text:span text:style-name="T24">horizontal loop antenna</text:span></text:p>
      <text:p text:style-name="P2"/>
      <text:p text:style-name="P13"><text:span text:style-name="T30">The horizontal loop is the primary visible component of the apparatus. On first look, the</text:span> loop <text:span text:style-name="T24">appears to be a simple loop antenna consisting of a conductive cylinder bent into a circular loop ie a torus. On closer examination, the torus contains a wire oriented coaxially. Specifically, the torus loop </text:span>consists of a coaxial <text:span text:style-name="T24">conductive cylinder surrounding a conductor-wire at the axial center of the cylinder with a nonconductive dielectric between the two conductors. The torus is configured most optimally in a closed-loop with a junction that passes the internal conductive-wire externally. <text:s/>Due to practical limits in construction, the torus may have a break of continuity at the junction of the inner coaxial wire. <text:s/></text:span></text:p>
      <text:p text:style-name="P11"/>
      <text:p text:style-name="P14">II.B.2. monopole vertical antenna <text:span text:style-name="T28">(optional)</text:span></text:p>
      <text:p text:style-name="P14"/>
      <text:p text:style-name="P18"><text:span text:style-name="T25">The</text:span> monopole <text:span text:style-name="T25">appears to be a simple monopole antenna consisting of a conductive cylinder oriented vertically. On closer examination, the cylinder contains a wire oriented coaxially. </text:span>Specifically, <text:span text:style-name="T26">the cylindrical monopole</text:span> <text:span text:style-name="T6">surrounds a conductor-wire at the axial center of the cylinder with a nonconductive dielectric between the two conductors. </text:span></text:p>
      <text:p text:style-name="P15"/>
      <text:p text:style-name="P2">II.C. Functional operation</text:p>
      <text:p text:style-name="P2"/>
      <text:p text:style-name="P29">The antenna collects tv <text:span text:style-name="T45">broadcast electromagnetic (EM) signals</text:span> <text:span text:style-name="T45">and transfers the signals </text:span>to a transmission line that is usually <text:span text:style-name="T45">connected</text:span> to a tv receiver. <text:s/></text:p>
      <text:p text:style-name="P29"/>
      <text:p text:style-name="P29">EM signals are initially broadcast from a television terrestrial transmitter at some distance from the antenna. In the US, tv signals are currently transmitted in UHF and VHF wide band frequency spectrums. </text:p>
      <text:p text:style-name="P29"/>
      <text:p text:style-name="P29"><text:span text:style-name="T31">A tv signal consists of bits of information encoded into a digital EM signal. The EM signal consists of a combination of synchronized, modular, polarity, amplitude, and phase varying wave cycles and binary fractions (half, forth, eighth, sixteenth etc) of cycles. In the US, tv information bits are embedded via comparative phase offsetting and amplitude modulation such as with 8 bit Vestigial Sideband Modulation (8VSB) or 16 bit Quadrature Amplitude Modulation (16QAM). </text:span></text:p>
      <text:p text:style-name="P24"/>
      <text:p text:style-name="P30">An antenna may be simultaneously receiving tv EM signals from multiple transmitters at different angles and azimuths and with different synchronizations. Each distinct change in the accumulated signal represents a possible demarcation of a<text:span text:style-name="T46">n EM</text:span> bit (or signal error). </text:p>
      <text:p text:style-name="P43"><text:soft-page-break/><text:span text:style-name="T31">The EM signal operates at a higher bit resolution than the tv signal bit rate. <text:s/>For the entire tv EM signal spectrum, there exists one maximum EM bit resolution (think common denominator frequency) that is approximately equal to a binary fraction (0.5^n) of the tv signal bit rate</text:span>. A<text:span text:style-name="T34">n EM</text:span> bit's <text:span text:style-name="T36">frequency is</text:span> the <text:span text:style-name="T35">shortest </text:span>duration <text:span text:style-name="T35">it takes to</text:span> <text:span text:style-name="T35">uniquely identify all</text:span> <text:span text:style-name="T35">EM </text:span>bit<text:span text:style-name="T35">s</text:span>. <text:s/><text:span text:style-name="T36">An EM bit's wavelength is the distance an EM signal travels for the shortest duration of one EM bit.</text:span></text:p>
      <text:p text:style-name="P27"/>
      <text:p text:style-name="P27">The EM signal induces a <text:span text:style-name="T38">charge</text:span> in the antenna loop. <text:s text:c="2"/></text:p>
      <text:p text:style-name="P27"/>
      <text:p text:style-name="P27">The antenna loop's <text:span text:style-name="T38">charge</text:span> most significantly <text:span text:style-name="T38">equalizes with ground via current. </text:span></text:p>
      <text:p text:style-name="P27"/>
      <text:p text:style-name="P27"><text:span text:style-name="T37">Next in significance, the loop </text:span>induces a current in the opposite direction in the axially oriented wire. <text:span text:style-name="T37">The gain is approximately the ratio of the inner circumference of the antenna loop over the circumference of the inner wire. </text:span></text:p>
      <text:p text:style-name="P26"/>
      <text:p text:style-name="P26">If the <text:span text:style-name="T38">antenna </text:span>loop is broken at the <text:span text:style-name="T37">inner wire j</text:span>unction, the <text:span text:style-name="T38">wire's EM signal may be observed to have less current due to a decrease in current from an open-loop configuration</text:span>.</text:p>
      <text:p text:style-name="P26"/>
      <text:p text:style-name="P26">The axially oriented wire is a closed-loop that connects to the signal path of a transmission line usually in the form the inner wire of a 75ohm coaxial cable, thereby reaching a tv receiver for decoding.</text:p>
      <text:p text:style-name="P26"/>
      <text:p text:style-name="P42">II.D. Alternate emobidments of the innovation</text:p>
      <text:p text:style-name="P42"/>
      <text:p text:style-name="P42">II.E.Supportive theory</text:p>
      <text:p text:style-name="P42"/>
      <text:p text:style-name="P42"><text:span text:style-name="T14">The antenna design initially required a</text:span>n external<text:span text:style-name="T14"> wide-band balun. <text:s/>The balun design published by </text:span><text:span text:style-name="T15">Chris Trask </text:span><text:span text:style-name="T16">( </text:span><text:span text:style-name="T15">N7ZWY</text:span><text:span text:style-name="T16"> of </text:span><text:span text:style-name="T15">Sonoran Radio Research, </text:span><text:span text:style-name="T16">Tempe AZ) entitled “A Single-Core 4:1 Current Balun of Improved Performance” (retrieved from </text:span><text:span text:style-name="T18">home.earthlink.net/~christrask/Trask4to1Balun.pdf ) </text:span><text:span text:style-name="T20">seemed particularly appropriate with its </text:span><text:span text:style-name="T17">wide-band application and </text:span><text:span text:style-name="T20">elegantly simple design</text:span><text:span text:style-name="T18">. </text:span><text:span text:style-name="T20">The balun was incorporated into the antenna when it</text:span><text:span text:style-name="T18"> became apparent that the function of </text:span><text:span text:style-name="T19">each </text:span><text:span text:style-name="T20">balun</text:span><text:span text:style-name="T18"> transformer could be </text:span><text:span text:style-name="T20">substituted</text:span><text:span text:style-name="T18"> with </text:span><text:span text:style-name="T19">a </text:span><text:span text:style-name="T20">coaxial </text:span><text:span text:style-name="T19">conducting </text:span><text:span text:style-name="T20">tube and </text:span><text:span text:style-name="T19">wire </text:span><text:span text:style-name="T20">arrangement</text:span><text:span text:style-name="T19">.</text:span></text:p>
      <text:p text:style-name="P2"/>
      <text:p text:style-name="P2">II.F. Engineering specifications</text:p>
      <text:p text:style-name="P2"/>
      <text:p text:style-name="P35">The EM bit wavelength is small, and its complementary frequency is high. This apparatus <text:span text:style-name="T42">requires careful construction --like</text:span> any device that works in high frequencies. Performance may be affected by variances in dimensions, alignment, noisy connections etc.</text:p>
      <text:p text:style-name="P35"><text:soft-page-break/></text:p>
      <text:p text:style-name="P40">complexity in impedance matching</text:p>
      <text:p text:style-name="P40"/>
      <text:p text:style-name="P36"><text:span text:style-name="T41">In general, as the length of transmission line increases (over 10% of EM bit wavelength), impedance matching increases in complexity. <text:s/>to existing complexity surrounding impedance matching of a wide-band antenna.</text:span></text:p>
      <text:p text:style-name="P37"/>
      <text:p text:style-name="P2">Refer to Figures 1 to 3 for visual representation of definitions.</text:p>
      <text:p text:style-name="P2"/>
      <text:p text:style-name="P2"><text:span text:style-name="T31">II.F.1 </text:span>Dimensions and measurements</text:p>
      <text:p text:style-name="P2"/>
      <text:p text:style-name="P33">For a given signal bit rate or frequency, the loop's perimeter and cylinder's circumference are a fraction of the EM bit wavelength.</text:p>
      <text:p text:style-name="P13"/>
      <text:p text:style-name="P34">Ideally, each circular conductive path, including the coaxial wire loop and wire circumference, resonates at a binary fraction of an EM bit wavelength to increase signal integrity with varying synchronizations of EM signals.</text:p>
      <text:p text:style-name="P13"/>
      <text:p text:style-name="P17">For a given signal bit rate <text:span text:style-name="T7">or frequency</text:span>, the <text:span text:style-name="T7">monopole's</text:span> and cylinder's circumference is <text:span text:style-name="T7">either: 1. </text:span>a fraction of the <text:span text:style-name="T28">wavelength, where the fraction is one half to the power of a natural number</text:span>; <text:span text:style-name="T7">or 2. a harmony of multiple Q-resonances for multiple frequency bands or channels, such as television UHF/VHF bands or VHF band reception.</text:span></text:p>
      <text:p text:style-name="P17"/>
      <text:p text:style-name="P17"/>
      <text:p text:style-name="P17"/>
      <text:p text:style-name="P2"/>
      <text:p text:style-name="P2"><text:tab/>r2 is larger than r1</text:p>
      <text:p text:style-name="P2"><text:tab/>r2 is circa an integer multiple of r1</text:p>
      <text:p text:style-name="P2"><text:tab/>A4 <text:span text:style-name="T21">x</text:span> k <text:span text:style-name="T21">≥</text:span> A1</text:p>
      <text:p text:style-name="P2"><text:tab/>c3 = c1 <text:span text:style-name="T21">x</text:span> j1, where j1 is within the range of a positive integer <text:span text:style-name="T21">∓ </text:span><text:span text:style-name="T3">r4 and c3 &gt; 1</text:span></text:p>
      <text:p text:style-name="P19"><text:tab/>c1, c2, and c3 are circa integer multiples of the length of c4</text:p>
      <text:p text:style-name="P19"><text:tab/>c5 is an integer multiple of c4</text:p>
      <text:p text:style-name="P19"/>
      <text:p text:style-name="P19"><text:span text:style-name="T31">II.F.2 </text:span>Materials</text:p>
      <text:p text:style-name="P19"/>
      <text:p text:style-name="P38"><text:span text:style-name="T40">Testing shows that</text:span> 75ohm coaxial cable can be awkwardly arranged to fit the minimum performance requirements <text:span text:style-name="T39">of the antenna loop and optional monopole.</text:span></text:p>
      <text:p text:style-name="P39"/>
      <text:p text:style-name="P19"><text:span text:style-name="T31">II.F.3 </text:span>Manufacturing and assembly</text:p>
      <text:p text:style-name="P19"/>
      <text:p text:style-name="P19"><text:soft-page-break/>Main ring is connected to secondary rings in a way that minimizes resistance and corona discharge.</text:p>
      <text:p text:style-name="P19"/>
      <text:p text:style-name="P19">Secondary rings' projected planes are oriented at near right angle to main ring's projected plane.</text:p>
      <text:p text:style-name="P19"/>
      <text:p text:style-name="P19">Secondary rings may be equally spaced along the main ring, or grouped and the groupings spaced equally along the main ring.</text:p>
      <text:p text:style-name="P2"><text:tab/></text:p>
      <text:p text:style-name="P2">II.G. Peripheral equipment</text:p>
      <text:p text:style-name="P2"/>
      <text:p text:style-name="P2">Depending on application, a signal generator may be required to connect to an inductor conductor for energy input; Or, an electromagnet positioned at p2 with the magnetic pole oriented along the z axis of symmetry.</text:p>
      <text:p text:style-name="P2"/>
      <text:p text:style-name="P2">II.H. Maintenance, reliability, safety factors</text:p>
      <text:p text:style-name="P2"/>
      <text:p text:style-name="P2">Safety precautions should be used consistent with working with RF, microwave and other high-frequency high-voltage electromagnetic transmitters and where high-energy synchrotron radiation may be present.</text:p>
      <text:p text:style-name="P2"/>
      <text:p text:style-name="P2">Early experiments suggest the apparatus material is susceptible to material degrading at the surfaces. Long-term performance reliability of an apparatus may depend on identifying new materials with properties resistant to degrading; or manufacturing apparatuses with predictable failure patterns.</text:p>
      <text:p text:style-name="P2"/>
      <text:p text:style-name="P2">III. Innovation parameters</text:p>
      <text:p text:style-name="P2"/>
      <text:p text:style-name="P2">III.A. Novel or unique features</text:p>
      <text:p text:style-name="P2"/>
      <text:p text:style-name="P2">Resonance is driven by natural electromagnetic field collapse inducing a complementary field. Whereas the circuit is contained in a passive conductive material instead of an actively generated magnetic field. </text:p>
      <text:p text:style-name="P2"/>
      <text:p text:style-name="P2">III.B. Advantages of innovation</text:p>
      <text:p text:style-name="P2"/>
      <text:p text:style-name="P2">An ion drive may require less energy for same amount of thrust.</text:p>
      <text:p text:style-name="P2"/>
      <text:p text:style-name="P2">Airliners may be able to fly regardless of the presence of volcanic ash.</text:p>
      <text:p text:style-name="P2"/>
      <text:p text:style-name="P2"><text:soft-page-break/>High voltage power transmission lines may have less losses or power conversion stations built less expensively.</text:p>
      <text:p text:style-name="P2"/>
      <text:p text:style-name="P2">Ultra high frequency motors or centrifuges might operate with greater efficiency.</text:p>
      <text:p text:style-name="P2"/>
      <text:p text:style-name="P2">Levitation may become a practical mode of transport in some situations.</text:p>
      <text:p text:style-name="P2"/>
      <text:p text:style-name="P2">Fluorescent lighting starters may not need to include hazardous and expensive materials such as mercury.</text:p>
      <text:p text:style-name="P2"/>
      <text:p text:style-name="P2">III.C. Development or new conceptual problems</text:p>
      <text:p text:style-name="P2"/>
      <text:p text:style-name="P2">By understanding boundary charge flow, faster and more effective electrical components may be designed with predictable EMI and subsequently less EMI issues.</text:p>
      <text:p text:style-name="P2"/>
      <text:p text:style-name="P2">III.D. Test data and source of error</text:p>
      <text:p text:style-name="P2"/>
      <text:p text:style-name="P2">An apparatus was built with values k=94, k2=1.7, r1= 2.38mm, r2=22.2mm, r3=3.3mm, r4=0.322mm with an induction rod radius of 2.38mm. Apparatus material consisted of low oxygen copper. A flash at a malformed secondary ring was captured via a DSLR using a 3 second f/2.5 exposure, consistent with corona discharge of Nitrogen in air. See file: PRIOR-ART-PROOF-OF-CONCEPT.odt for details.</text:p>
      <text:p text:style-name="P2"/>
      <text:p text:style-name="P2">III.E. Analysis of capabilities</text:p>
      <text:p text:style-name="P2"/>
      <text:p text:style-name="P2">An untuned apparatus appears to work under poor conditions, suggesting this apparatus has potential in achieving design goals.</text:p>
      <text:p text:style-name="P2"/>
      <text:p text:style-name="P2">IV. Potential commercial applications and points of contact</text:p>
      <text:p text:style-name="P2"/>
      <text:p text:style-name="P2">Contact innovator.</text:p>
      <text:p text:style-name="P2"/>
      <text:p text:style-name="P2">V. Other</text:p>
      <text:p text:style-name="P2"/>
      <text:p text:style-name="P2">V.A. Additional documentation: none. </text:p>
      <text:p text:style-name="P2">V.B. Degree of technology significance: Major Breakthrough</text:p>
      <text:p text:style-name="P2">V.C. State of development: <text:s/>early design and prototyping</text:p>
      <text:p text:style-name="P2"/>
      <text:p text:style-name="P2">VI. Patent status</text:p>
      <text:p text:style-name="P2"/>
      <text:p text:style-name="P2"><text:soft-page-break/>Released under the TAPR Open Hardware License version 1.0</text:p>
      <text:p text:style-name="P2"/>
      <text:p text:style-name="P2">See file: PRIOR-ART-PROOF-OF-CONCEPT.odt for prior art details.</text:p>
      <text:p text:style-name="P2"/>
      <text:p text:style-name="P2">VII. Signatures of innovator(s), witnesses</text:p>
      <text:p text:style-name="P2"/>
      <text:p text:style-name="P2"/>
      <text:p text:style-name="P2"/>
      <text:p text:style-name="P2">Benjamin Brink<text:tab/>20 May 2013</text:p>
      <text:p text:style-name="P2">innovator</text:p>
      <text:p text:style-name="P2"/>
      <text:p text:style-name="P2"/>
      <text:p text:style-name="P2">Liselotte Scheu<text:tab/>20 May 2013</text:p>
      <text:p text:style-name="P2">witness</text:p>
      <text:p text:style-name="P2"/>
      <text:p text:style-name="P2"/>
      <text:p text:style-name="P2">Eric Scheu<text:tab/><text:tab/>20 May 2013</text:p>
      <text:p text:style-name="P2">witn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Ubuntu" svg:font-family="Ubuntu"/>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Perpetua" svg:font-family="Perpetu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Ubuntu1"/>
    </style:style>
    <style:style style:name="MT1" style:family="text">
      <style:text-properties officeooo:rsid="00180a2a"/>
    </style:style>
    <style:style style:name="MT2" style:family="text">
      <style:text-properties officeooo:rsid="00431774"/>
    </style:style>
    <style:style style:name="MT3" style:family="text"/>
    <style:style style:name="MT4" style:family="text">
      <style:text-properties style:text-underline-style="solid" style:text-underline-width="auto" style:text-underline-color="font-color"/>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XO Halo tv antenna</text:span><text:tab/><text:tab/><text:tab/><text:tab/><text:tab/><text:tab/><text:tab/>p<text:page-number text:select-page="current">4</text:page-number> of <text:page-count>9</text:page-count> on <text:date style:data-style-name="N84" text:date-value="2015-07-11T15:11:03.368400069">2015-07-11</text:date></text:p>
        <text:p text:style-name="MP1">file: README.odt<text:tab/><text:tab/><text:tab/><text:tab/><text:tab/>Copyright (c) 201<text:span text:style-name="MT1">5</text:span> <text:span text:style-name="MT2">Scheus Rainbow Army</text:span> </text:p>
        <text:p text:style-name="MP1">Licensed under the TAPR Open Hardware License (<text:a xlink:type="simple" xlink:href="http://www.tapr.org/OHL" text:style-name="Internet_20_link" text:visited-style-name="Visited_20_Internet_20_Link">www.tapr.org/OHL</text:a>) and </text:p>
        <text:p text:style-name="MP1"><text:span text:style-name="MT4">GNU General Public License version 3 ( </text:span><text:a xlink:type="simple" xlink:href="http://www.gnu.org/licenses" text:style-name="Internet_20_link" text:visited-style-name="Visited_20_Internet_20_Link"><text:span text:style-name="MT4">http://www.gnu.org/licenses</text:span></text:a><text:span text:style-name="MT4"> )<text:tab/><text:tab/><text:tab/><text:tab/></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5T11:38:00</meta:creation-date>
    <dc:date>2015-07-11T15:11:03.263020000</dc:date>
    <meta:editing-duration>P3DT7H57M44S</meta:editing-duration>
    <meta:editing-cycles>244</meta:editing-cycles>
    <meta:generator>LibreOffice/4.3.4.1$MacOSX_x86 LibreOffice_project/bc356b2f991740509f321d70e4512a6a54c5f243</meta:generator>
    <meta:printed-by>Benjamin Brink</meta:printed-by>
    <meta:print-date>2013-05-20T16:18:10</meta:print-date>
    <meta:document-statistic meta:table-count="0" meta:image-count="0" meta:object-count="0" meta:page-count="9" meta:paragraph-count="141" meta:word-count="2202" meta:character-count="14771" meta:non-whitespace-character-count="12565"/>
  </office:meta>
</office:document-meta>
</file>